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0000000D0BDE2B0612F3DB3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adornments="Regular" style:font-pitch="variable"/>
    <style:font-face style:name="Uroob" svg:font-family="Uroob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331cm" fo:min-width="1.439cm"/>
    </style:style>
    <style:style style:name="gr2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1.351cm" fo:min-width="1.557cm"/>
    </style:style>
    <style:style style:name="gr3" style:family="graphic" style:parent-style-name="standard">
      <style:graphic-properties svg:stroke-width="0.102cm" svg:stroke-color="#000000" draw:marker-start-width="0.496cm" draw:marker-end-width="0.496cm" draw:fill="none" draw:textarea-horizontal-align="justify" draw:textarea-vertical-align="middle" draw:auto-grow-height="false" fo:min-height="2.126cm" fo:min-width="1.877cm" fo:padding-top="0.175cm" fo:padding-bottom="0.175cm" fo:padding-left="0.3cm" fo:padding-right="0.3cm" draw:shadow="hidden"/>
    </style:style>
    <style:style style:name="gr4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1.974cm" fo:min-width="1.685cm" fo:padding-top="0.15cm" fo:padding-bottom="0.15cm" fo:padding-left="0.275cm" fo:padding-right="0.275cm" draw:shadow="hidden"/>
    </style:style>
    <style:style style:name="gr5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6" style:family="graphic" style:parent-style-name="Object_20_with_20_no_20_fill_20_and_20_no_20_line">
      <style:graphic-properties draw:fill="bitmap" draw:fill-image-name="Bitmap_20_1" style:repeat="stretch" draw:textarea-vertical-align="middl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style:use-window-font-color="true" style:font-name="Uroob" fo:font-size="83pt" fo:font-weight="bold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  <style:text-properties style:use-window-font-color="true" style:font-name="Ubuntu Condensed" fo:font-size="36pt" style:font-size-asian="18pt" style:font-size-complex="18pt"/>
    </style:style>
    <style:style style:name="P6" style:family="paragraph">
      <loext:graphic-properties draw:fill="solid" draw:fill-color="#000000"/>
      <style:paragraph-properties fo:text-align="center"/>
      <style:text-properties style:use-window-font-color="true" style:font-name="Ubuntu Condensed" fo:font-size="80pt" style:font-size-asian="18pt" style:font-size-complex="18pt"/>
    </style:style>
    <style:style style:name="P7" style:family="paragraph">
      <loext:graphic-properties draw:fill="bitmap" draw:fill-image-name="Bitmap_20_1" style:repeat="stretch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3.038cm" svg:height="4.861cm" svg:x="3.756cm" svg:y="2.183cm" svg:viewBox="0 0 3039 4862" svg:d="M3039 0c-2 1089-5 2175-7 3264-1010 533-2022 1065-3032 1598 2-1089 5-2176 7-3264 1010-533 2022-1065 3032-1598z">
              <text:p/>
            </draw:path>
            <draw:path draw:style-name="gr2" draw:text-style-name="P2" draw:layer="layout" svg:width="3.213cm" svg:height="5.003cm" svg:x="0.481cm" svg:y="2.074cm" svg:viewBox="0 0 3214 5004" svg:d="M0 3305c0-1102 0-2203 0-3305 1071 566 2143 1135 3214 1701 0 1102 0 2201 0 3303-1071-567-2143-1133-3214-1699z">
              <text:p/>
            </draw:path>
            <draw:path draw:style-name="gr3" draw:text-style-name="P3" draw:layer="layout" svg:width="6.911cm" svg:height="7.265cm" svg:x="0.243cm" svg:y="0.137cm" svg:viewBox="0 0 6912 7266" svg:d="M6903 1832c-5 1211-10 2423-15 3633-1149 600-2299 1201-3447 1801-1145-611-2289-1223-3434-1834 5-1210 10-2423 16-3633 1150-600 2300-1199 3450-1799 1143 611 2287 1221 3430 1832zM6912 17zM0 7249z">
              <text:p/>
            </draw:path>
            <draw:path draw:style-name="gr4" draw:text-style-name="P3" draw:layer="layout" svg:width="6.345cm" svg:height="6.556cm" svg:x="0.524cm" svg:y="0.478cm" svg:viewBox="0 0 6346 6557" svg:d="M6339 1653c-5 1094-9 2187-14 3279-1056 542-2110 1083-3165 1625-1051-551-2101-1103-3151-1655 5-1094 8-2186 14-3278 1055-541 2109-1083 3165-1624 1050 552 2100 1102 3151 1653zM6346 15zM0 6543z">
              <text:p/>
            </draw:path>
          </draw:g>
          <draw:g>
            <draw:g>
              <draw:path draw:style-name="gr5" draw:text-style-name="P4" draw:layer="layout" svg:width="1.63cm" svg:height="2.56cm" svg:x="2.113cm" svg:y="3.224cm" svg:viewBox="0 0 1631 2561" svg:d="M383 153c96-101 194-153 292-153h424c145 0 269 52 373 155 106 103 159 232 159 386v2020h-427v-1934c0-66-17-121-54-168-35-48-87-70-156-70h-365c-98 0-161 63-187 192-9 35-12 68-12 100v1880h-428l-2-2561h383z">
                <text:p/>
              </draw:path>
              <draw:path draw:style-name="gr5" draw:text-style-name="P5" draw:layer="layout" svg:width="0.847cm" svg:height="1.663cm" svg:x="4.955cm" svg:y="4.191cm" svg:viewBox="0 0 848 1664" svg:d="M439 971c43-155 82-312 119-469 34-157 68-325 101-502h189c-23 114-48 225-72 336-26 111-54 218-80 319-28 103-55 201-83 292-28 90-52 173-76 249-28 86-55 160-81 219-26 61-54 109-84 146-31 35-64 63-99 79-35 15-77 24-126 24-26 0-54-3-81-11-26-7-49-15-66-22l35-162c38 16 75 24 108 26 44-2 79-17 105-50s53-81 79-148l21-57c-28-81-56-172-86-269-28-100-56-203-84-310-26-107-52-218-78-331-25-112-48-223-69-330h201c13 74 27 153 42 240 18 88 35 175 53 262 19 87 38 171 57 253 20 83 37 155 55 216z">
                <text:p/>
              </draw:path>
              <draw:path draw:style-name="gr5" draw:text-style-name="P6" draw:layer="layout" svg:width="1.813cm" svg:height="3.63cm" svg:x="3.901cm" svg:y="2.154cm" svg:viewBox="0 0 1814 3631" svg:d="M0 89c231-59 454-89 675-89 171 0 326 22 466 65 140 44 261 110 360 203 100 92 179 210 233 354 54 146 80 321 80 524 0 208-28 385-84 533-56 146-134 266-236 358-103 90-225 157-367 199-143 41-302 63-477 63h-206v1332h-444zM444 1889h176c112 0 214-14 305-40 90-26 166-68 228-126 63-59 111-136 144-228 33-95 49-211 49-349 0-139-16-255-49-349-33-96-79-172-137-229-57-57-127-97-209-121s-172-37-271-37c-86 0-164 5-236 16z">
                <text:p/>
              </draw:path>
            </draw:g>
            <draw:path draw:style-name="gr6" draw:text-style-name="P7" draw:layer="layout" svg:width="1.553cm" svg:height="1.425cm" svg:x="2.169cm" svg:y="1.584cm" svg:viewBox="0 0 1554 1426" svg:d="M0 1426c0-476 0-950 0-1426 517 0 1036 0 1554 0 0 476 0 950 0 1426-518 0-1037 0-1554 0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 style:font-adornments="Regular" style:font-pitch="variable"/>
    <style:font-face style:name="Uroob" svg:font-family="Uroob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0D0000000D0BDE2B0612F3DB3A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36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4T16:26:22.771746389</meta:creation-date>
    <dc:date>2019-02-14T16:35:00.760461390</dc:date>
    <meta:editing-duration>PT1M36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